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92a5" officeooo:paragraph-rsid="000e92a5"/>
    </style:style>
    <style:style style:name="P2" style:family="paragraph" style:parent-style-name="Standard">
      <style:text-properties officeooo:rsid="00114dab" officeooo:paragraph-rsid="00114dab"/>
    </style:style>
    <style:style style:name="P3" style:family="paragraph" style:parent-style-name="Standard" style:list-style-name="L1">
      <style:text-properties officeooo:rsid="000e92a5" officeooo:paragraph-rsid="000e92a5"/>
    </style:style>
    <style:style style:name="P4" style:family="paragraph" style:parent-style-name="Standard" style:list-style-name="L2">
      <style:text-properties officeooo:rsid="000e92a5" officeooo:paragraph-rsid="000e92a5"/>
    </style:style>
    <style:style style:name="P5" style:family="paragraph" style:parent-style-name="Standard" style:list-style-name="L2">
      <style:text-properties officeooo:rsid="000e92a5" officeooo:paragraph-rsid="0019da5d"/>
    </style:style>
    <style:style style:name="P6" style:family="paragraph" style:parent-style-name="Standard" style:list-style-name="L2">
      <style:text-properties officeooo:rsid="000e92a5" officeooo:paragraph-rsid="001a8d7c"/>
    </style:style>
    <style:style style:name="P7" style:family="paragraph" style:parent-style-name="Standard" style:list-style-name="L2">
      <style:text-properties officeooo:paragraph-rsid="001830b6"/>
    </style:style>
    <style:style style:name="P8" style:family="paragraph" style:parent-style-name="Standard" style:list-style-name="L3">
      <style:text-properties officeooo:rsid="00114dab" officeooo:paragraph-rsid="00114dab"/>
    </style:style>
    <style:style style:name="P9" style:family="paragraph" style:parent-style-name="Standard" style:list-style-name="L1">
      <style:text-properties officeooo:rsid="0019c524" officeooo:paragraph-rsid="0019c524"/>
    </style:style>
    <style:style style:name="P10" style:family="paragraph" style:parent-style-name="Standard">
      <style:text-properties officeooo:rsid="0019c524" officeooo:paragraph-rsid="0019c524"/>
    </style:style>
    <style:style style:name="T1" style:family="text">
      <style:text-properties officeooo:rsid="000e92a5"/>
    </style:style>
    <style:style style:name="T2" style:family="text">
      <style:text-properties officeooo:rsid="001830b6"/>
    </style:style>
    <style:style style:name="T3" style:family="text">
      <style:text-properties officeooo:rsid="0019c524"/>
    </style:style>
    <style:style style:name="T4" style:family="text">
      <style:text-properties officeooo:rsid="0019da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riabili di Stato del sistema:</text:p>
      <text:p text:style-name="P1"/>
      <text:list xml:id="list1688538510" text:style-name="L1">
        <text:list-item>
          <text:p text:style-name="P3">Numero utenti in Cassa</text:p>
        </text:list-item>
        <text:list-item>
          <text:p text:style-name="P3">Numero utenti in verifica</text:p>
        </text:list-item>
        <text:list-item>
          <text:p text:style-name="P3">Numero utenti Multiserver</text:p>
        </text:list-item>
        <text:list-item>
          <text:p text:style-name="P3">Numero utenti Delay-Server</text:p>
        </text:list-item>
        <text:list-item>
          <text:p text:style-name="P3">Numero utenti persi</text:p>
        </text:list-item>
        <text:list-item>
          <text:p text:style-name="P3">Numero utenti totali <text:span text:style-name="T4">durante tutto il periodo di simulazione</text:span></text:p>
        </text:list-item>
        <text:list-item>
          <text:p text:style-name="P9">Numero palline di gelato disponibili</text:p>
        </text:list-item>
        <text:list-item>
          <text:p text:style-name="P9">Numero Job gelato un gusto</text:p>
        </text:list-item>
        <text:list-item>
          <text:p text:style-name="P9">Numero Job gelato due gusti</text:p>
        </text:list-item>
        <text:list-item>
          <text:p text:style-name="P9">Numero Job gelato tre gusti</text:p>
        </text:list-item>
      </text:list>
      <text:p text:style-name="P10">////////////</text:p>
      <text:list xml:id="list233731930430278" text:continue-numbering="true" text:style-name="L1">
        <text:list-item>
          <text:p text:style-name="P9">Server1 occupato</text:p>
        </text:list-item>
        <text:list-item>
          <text:p text:style-name="P9">Server2 occupato</text:p>
        </text:list-item>
        <text:list-item>
          <text:p text:style-name="P9">Server3 occupato</text:p>
        </text:list-item>
        <text:list-item>
          <text:p text:style-name="P9">Coda_Libera</text:p>
        </text:list-item>
      </text:list>
      <text:p text:style-name="P10">////////////</text:p>
      <text:p text:style-name="P1"/>
      <text:p text:style-name="P1">Eventi:</text:p>
      <text:list xml:id="list2576314362" text:style-name="L2">
        <text:list-item>
          <text:p text:style-name="P4">Arrivo utente in cassa → numero utenti in cassa ++; Numero utenti totali ++;</text:p>
        </text:list-item>
        <text:list-item>
          <text:p text:style-name="P7"><text:span text:style-name="T1">Arrivo utente verifica → Numero utenti in cassa –; numero utenti verifica ++; Numero </text:span><text:span text:style-name="T3">Job</text:span><text:span text:style-name="T1"> gelato </text:span><text:span text:style-name="T3">x</text:span><text:span text:style-name="T1"> ++ ;</text:span></text:p>
        </text:list-item>
        <text:list-item>
          <text:p text:style-name="P7"><text:span text:style-name="T1">Arrivo utente Multiserver → numero utenti verifica – ; numero utenti Multiserver ++; <text:s/></text:span></text:p>
        </text:list-item>
        <text:list-item>
          <text:p text:style-name="P5">Uscita utente Multiserver → numero utenti Multiserver –; <text:span text:style-name="T4">Numero palline gelato</text:span> –; </text:p>
        </text:list-item>
        <text:list-item>
          <text:p text:style-name="P6">Arrivo utente Delay-Server → numero utenti verifica – ; numero utente Delay ++; /////////<text:span text:style-name="T3">Numero palline di gelato disponibili</text:span> = TOT</text:p>
        </text:list-item>
        <text:list-item>
          <text:p text:style-name="P4">Uscita utente Delay-Server → numero utente Delay –; Numero utenti persi ++ || numero utenti Multiserver++</text:p>
        </text:list-item>
      </text:list>
      <text:p text:style-name="P2"/>
      <text:p text:style-name="P2">LAST_STATE:</text:p>
      <text:list xml:id="list2521914844" text:style-name="L3">
        <text:list-item>
          <text:p text:style-name="P8">numero utenti completati Cassa</text:p>
        </text:list-item>
        <text:list-item>
          <text:p text:style-name="P8">numero utenti arrivati Cassa</text:p>
        </text:list-item>
        <text:list-item>
          <text:p text:style-name="P8">Numero utenti completati verifica</text:p>
        </text:list-item>
        <text:list-item>
          <text:p text:style-name="P8">numero utenti arrivati verifica</text:p>
        </text:list-item>
        <text:list-item>
          <text:p text:style-name="P8">numero utenti completati multi</text:p>
        </text:list-item>
        <text:list-item>
          <text:p text:style-name="P8">numero utenti arrivati multi</text:p>
        </text:list-item>
        <text:list-item>
          <text:p text:style-name="P8">numero utenti completati delay</text:p>
        </text:list-item>
        <text:list-item>
          <text:p text:style-name="P8">numero utenti arrivati delay</text:p>
        </text:list-item>
        <text:list-item>
          <text:p text:style-name="P8">numero utenti persi delay</text:p>
        </text:list-item>
        <text:list-item>
          <text:p text:style-name="P8">numero utenti usciti dal sistema</text:p>
        </text:list-item>
        <text:list-item>
          <text:p text:style-name="P8">???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7T17:41:12.803553101</meta:creation-date>
    <dc:date>2020-10-20T23:37:30.457807227</dc:date>
    <meta:editing-duration>PT2H44M49S</meta:editing-duration>
    <meta:editing-cycles>4</meta:editing-cycles>
    <meta:generator>LibreOffice/6.4.5.2$Linux_X86_64 LibreOffice_project/40$Build-2</meta:generator>
    <meta:document-statistic meta:table-count="0" meta:image-count="0" meta:object-count="0" meta:page-count="1" meta:paragraph-count="36" meta:word-count="227" meta:character-count="1336" meta:non-whitespace-character-count="1171"/>
  </office:meta>
</office:document-meta>
</file>